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7000003498A59395075901E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2.624cm"/>
    </style:style>
    <style:style style:name="gr3" style:family="graphic" style:parent-style-name="standard">
      <style:graphic-properties draw:stroke="none" svg:stroke-color="#000000" draw:fill="none" draw:fill-color="#ffffff" fo:min-height="11.321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200" loext:opacity="100%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loext:opacity="100%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loext:opacity="100%" fo:font-size="28pt" fo:text-shadow="none" fo:font-weight="bold" style:font-size-asian="40pt" style:font-weight-asian="bold" style:font-size-complex="40pt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8A59395075901EB5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0.317cm" svg:x="1.905cm" svg:y="2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2.89cm" svg:height="11.571cm" svg:x="2.555cm" svg:y="3.288cm">
          <draw:text-box>
            <text:p text:style-name="P3"><text:span text:style-name="T1">Jesús es bautizado</text:span></text:p>
            <text:p text:style-name="P3"><text:span text:style-name="T2">(Marcos 1.4-1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5-10T14:54:32.094718927</meta:creation-date>
    <dc:date>2023-05-22T09:29:04.018000000</dc:date>
    <meta:editing-duration>PT2H7M21S</meta:editing-duration>
    <meta:editing-cycles>22</meta:editing-cycles>
    <meta:generator>LibreOffice/7.1.1.2$Windows_X86_64 LibreOffice_project/fe0b08f4af1bacafe4c7ecc87ce55bb426164676</meta:generator>
    <meta:document-statistic meta:object-count="3"/>
  </office:meta>
</office:document-meta>
</file>